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exend Deca" svg:font-family="'Lexend De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fo:letter-spacing="normal"/>
    </style:style>
    <style:style style:name="P2" style:family="paragraph" style:parent-style-name="Heading_20_3">
      <style:text-properties fo:font-variant="normal" fo:text-transform="none" fo:color="#373a3c" loext:opacity="100%" style:font-name="apple-system" fo:font-size="11.25pt" fo:letter-spacing="normal" fo:font-style="normal" fo:font-weight="normal" officeooo:rsid="0004f1e0" officeooo:paragraph-rsid="0004f1e0"/>
    </style:style>
    <style:style style:name="P3" style:family="paragraph" style:parent-style-name="Standard">
      <style:text-properties officeooo:rsid="0004f1e0" officeooo:paragraph-rsid="0004f1e0"/>
    </style:style>
    <style:style style:name="P4" style:family="paragraph" style:parent-style-name="Standard">
      <style:text-properties fo:font-variant="normal" fo:text-transform="none" fo:color="#373a3c" loext:opacity="100%" style:font-name="apple-system" fo:font-size="11.25pt" fo:letter-spacing="normal" fo:font-style="normal" fo:font-weight="normal" officeooo:rsid="0004f1e0" officeooo:paragraph-rsid="0004f1e0"/>
    </style:style>
    <style:style style:name="P5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fo:letter-spacing="normal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083286"/>
    </style:style>
    <style:style style:name="P7" style:family="paragraph" style:parent-style-name="Text_20_body">
      <style:text-properties fo:font-variant="normal" fo:text-transform="none" fo:color="#373a3c" loext:opacity="100%" style:font-name="apple-system" fo:font-size="11.25pt" fo:letter-spacing="normal" fo:font-style="normal" fo:font-weight="normal" officeooo:rsid="0004f1e0" officeooo:paragraph-rsid="0004f1e0"/>
    </style:style>
    <style:style style:name="T1" style:family="text">
      <style:text-properties style:font-name="apple-system" fo:font-size="11.25pt" fo:font-style="normal" fo:font-weight="normal"/>
    </style:style>
    <style:style style:name="T2" style:family="text">
      <style:text-properties style:font-name="apple-system" fo:font-size="11.25pt" fo:font-style="normal" fo:font-weight="normal" officeooo:rsid="00083286"/>
    </style:style>
    <style:style style:name="T3" style:family="text">
      <style:text-properties officeooo:rsid="0006a03e"/>
    </style:style>
    <style:style style:name="T4" style:family="text">
      <style:text-properties officeooo:rsid="0006a084"/>
    </style:style>
    <style:style style:name="T5" style:family="text">
      <style:text-properties officeooo:rsid="0007dd24"/>
    </style:style>
    <style:style style:name="T6" style:family="text">
      <style:text-properties fo:font-variant="normal" fo:text-transform="none" fo:color="#373a3c" loext:opacity="100%" style:font-name="apple-system" fo:font-size="11.25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<text:span text:style-name="T1">ERP eta CRM bana edo pare bat emango zaizue taldeko</text:span></text:p>
      <text:list xml:id="list3475619133" text:style-name="L1">
        <text:list-item>
          <text:p text:style-name="P5"><text:span text:style-name="T1">Bere ezaugarri nagusiak azaldu</text:span></text:p>
        </text:list-item>
        <text:list-item>
          <text:p text:style-name="P5"><text:span text:style-name="T1">Bere puntu fuerteak eta ahulak aztertu</text:span></text:p>
        </text:list-item>
        <text:list-item>
          <text:p text:style-name="P5"><text:span text:style-name="T1">Sektore edo enpresa tamainu konkretu baterako den aztertu</text:span></text:p>
        </text:list-item>
        <text:list-item>
          <text:p text:style-name="P6"><text:span text:style-name="T6">Eskaintzen dituen modulu edo atalak azaldu</text:span></text:p>
        </text:list-item>
        <text:list-item>
          <text:p text:style-name="P6"><text:span text:style-name="T1">100 pertsonako enpresa batean inplantatzeak suposatuko lukeen kostua estimatu.</text:span></text:p>
        </text:list-item>
        <text:list-item>
          <text:p text:style-name="P6"><text:span text:style-name="T1">Enpresan ekarriko lituzkeen abantailak azaldu</text:span></text:p>
        </text:list-item>
      </text:list>
      <text:p text:style-name="Standard"/>
      <text:p text:style-name="Standard">-------</text:p>
      <text:p text:style-name="Standard"/>
      <text:p text:style-name="P3">CRM:</text:p>
      <text:p text:style-name="P3"><text:a xlink:type="simple" xlink:href="https://blog.hubspot.es/sales/ejemplos-crm" text:style-name="Internet_20_link" text:visited-style-name="Visited_20_Internet_20_Link">https://blog.hubspot.es/sales/ejemplos-crm</text:a></text:p>
      <text:p text:style-name="P3"/>
      <text:h text:style-name="P2" text:outline-level="3">- HubSpot</text:h>
      <text:p text:style-name="P7">- <text:span text:style-name="T4">Salesforce</text:span></text:p>
      <text:p text:style-name="P7">- <text:span text:style-name="T5">Zoho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exend Deca" svg:font-family="'Lexend De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u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u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fo:letter-spacing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5T13:17:00.092000000</meta:creation-date>
    <dc:date>2022-09-15T13:21:56.078000000</dc:date>
    <meta:editing-duration>PT4M1S</meta:editing-duration>
    <meta:editing-cycles>7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3" meta:word-count="63" meta:character-count="434" meta:non-whitespace-character-count="390"/>
  </office:meta>
</office:document-meta>
</file>